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1.90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4cm" svg:height="2cm" svg:x="8.3cm" svg:y="4.8cm">
          <text:p text:style-name="P1"><text:span text:style-name="T1">wait_W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6cm" svg:height="0.6cm" svg:x="9.718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0.018cm" svg:y1="1.7cm" svg:x2="10cm" svg:y2="4.8cm" draw:start-shape="id1" draw:start-glue-point="8" draw:end-shape="id2" draw:end-glue-point="4" svg:d="M10018 1700c0 2326-18 777-18 3100" svg:viewBox="0 0 19 3101">
          <text:p/>
        </draw:connector>
        <draw:custom-shape draw:style-name="gr1" draw:text-style-name="P2" xml:id="id3" draw:id="id3" draw:layer="layout" svg:width="3.4cm" svg:height="2cm" svg:x="8.3cm" svg:y="8.9cm">
          <text:p text:style-name="P1"><text:span text:style-name="T1">wait_sock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0cm" svg:y1="6.8cm" svg:x2="10cm" svg:y2="8.9cm" draw:start-shape="id2" draw:start-glue-point="8" draw:end-shape="id3" draw:end-glue-point="4" svg:d="M10000 6800v2100" svg:viewBox="0 0 1 2101">
          <text:p/>
        </draw:connector>
        <draw:g>
          <draw:line draw:style-name="gr4" draw:text-style-name="P4" draw:layer="layout" svg:x1="10.782cm" svg:y1="7.815cm" svg:x2="13.382cm" svg:y2="7.815cm">
            <text:p/>
          </draw:line>
          <draw:frame draw:style-name="gr5" draw:text-style-name="P5" draw:layer="layout" svg:width="3.618cm" svg:height="0.721cm" svg:x="10.282cm" svg:y="7.094cm">
            <draw:text-box>
              <text:p text:style-name="P1"><text:span text:style-name="T1">MSG_WIFI_OK</text:span></text:p>
            </draw:text-box>
          </draw:frame>
          <draw:frame draw:style-name="gr5" draw:text-style-name="P5" draw:layer="layout" svg:width="4.2cm" svg:height="0.721cm" svg:x="9.9cm" svg:y="7.779cm">
            <draw:text-box>
              <text:p text:style-name="P1"><text:span text:style-name="T1">start socket</text:span></text:p>
            </draw:text-box>
          </draw:frame>
        </draw:g>
        <draw:custom-shape draw:style-name="gr1" draw:text-style-name="P2" xml:id="id4" draw:id="id4" draw:layer="layout" svg:width="3.4cm" svg:height="2cm" svg:x="8.3cm" svg:y="13.7cm">
          <text:p text:style-name="P1"><text:span text:style-name="T1">wait_cou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0cm" svg:y1="10.9cm" svg:x2="10cm" svg:y2="13.7cm" draw:start-shape="id3" draw:start-glue-point="8" draw:end-shape="id4" draw:end-glue-point="4" svg:d="M10000 10900v2800" svg:viewBox="0 0 1 2801">
          <text:p/>
        </draw:connector>
        <draw:g>
          <draw:line draw:style-name="gr4" draw:text-style-name="P4" draw:layer="layout" svg:x1="10.682cm" svg:y1="12cm" svg:x2="13.282cm" svg:y2="12cm">
            <text:p/>
          </draw:line>
          <draw:frame draw:style-name="gr5" draw:text-style-name="P5" draw:layer="layout" svg:width="3.618cm" svg:height="0.721cm" svg:x="10.182cm" svg:y="11.279cm">
            <draw:text-box>
              <text:p text:style-name="P1"><text:span text:style-name="T1">successful</text:span></text:p>
            </draw:text-box>
          </draw:frame>
        </draw:g>
        <draw:connector draw:style-name="gr3" draw:text-style-name="P4" draw:layer="layout" draw:type="curve" draw:line-skew="1.501cm" svg:x1="11.202cm" svg:y1="15.407cm" svg:x2="8.798cm" svg:y2="15.407cm" draw:start-shape="id4" draw:start-glue-point="9" draw:end-shape="id4" draw:end-glue-point="7" svg:d="M11202 15407c0 3444-2404 3444-2404 0" svg:viewBox="0 0 2405 2584">
          <text:p/>
        </draw:connector>
        <draw:g>
          <draw:line draw:style-name="gr4" draw:text-style-name="P4" draw:layer="layout" svg:x1="11.882cm" svg:y1="17.621cm" svg:x2="14.482cm" svg:y2="17.621cm">
            <text:p/>
          </draw:line>
          <draw:frame draw:style-name="gr5" draw:text-style-name="P5" draw:layer="layout" svg:width="3.918cm" svg:height="0.721cm" svg:x="11.182cm" svg:y="16.9cm">
            <draw:text-box>
              <text:p text:style-name="P1"><text:span text:style-name="T1">MSG_COUNTER</text:span></text:p>
            </draw:text-box>
          </draw:frame>
          <draw:frame draw:style-name="gr5" draw:text-style-name="P5" draw:layer="layout" svg:width="4.2cm" svg:height="0.721cm" svg:x="11cm" svg:y="17.585cm">
            <draw:text-box>
              <text:p text:style-name="P1"><text:span text:style-name="T1">send counter msg</text:span></text:p>
            </draw:text-box>
          </draw:frame>
        </draw:g>
        <draw:custom-shape draw:style-name="gr1" draw:text-style-name="P2" xml:id="id5" draw:id="id5" draw:layer="layout" svg:width="3.4cm" svg:height="2cm" svg:x="1.5cm" svg:y="13.7cm">
          <text:p text:style-name="P1"><text:span text:style-name="T1">wait_time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8.3cm" svg:y1="14.7cm" svg:x2="4.9cm" svg:y2="14.7cm" draw:start-shape="id4" draw:start-glue-point="6" draw:end-shape="id5" draw:end-glue-point="10" svg:d="M8300 14700h-3400" svg:viewBox="0 0 3401 1">
          <text:p/>
        </draw:connector>
        <draw:g>
          <draw:line draw:style-name="gr4" draw:text-style-name="P4" draw:layer="layout" svg:x1="20.533cm" svg:y1="22.022cm" svg:x2="23.133cm" svg:y2="22.022cm">
            <text:p/>
          </draw:line>
          <draw:frame draw:style-name="gr5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5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5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5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5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5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5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5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5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5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4.482cm" svg:y1="11.615cm" svg:x2="7.082cm" svg:y2="11.615cm">
            <text:p/>
          </draw:line>
          <draw:frame draw:style-name="gr5" draw:text-style-name="P5" draw:layer="layout" svg:width="3.618cm" svg:height="0.721cm" svg:x="3.982cm" svg:y="10.894cm">
            <draw:text-box>
              <text:p text:style-name="P1"><text:span text:style-name="T1">failure</text:span></text:p>
            </draw:text-box>
          </draw:frame>
          <draw:frame draw:style-name="gr5" draw:text-style-name="P5" draw:layer="layout" svg:width="4.2cm" svg:height="0.721cm" svg:x="3.6cm" svg:y="11.579cm">
            <draw:text-box>
              <text:p text:style-name="P1"><text:span text:style-name="T1">start timer</text:span></text:p>
            </draw:text-box>
          </draw:frame>
        </draw:g>
        <draw:connector draw:style-name="gr3" draw:text-style-name="P4" draw:layer="layout" draw:type="curve" svg:x1="8.798cm" svg:y1="10.607cm" svg:x2="4.402cm" svg:y2="13.993cm" draw:start-shape="id3" draw:start-glue-point="7" draw:end-shape="id5" draw:end-glue-point="11" svg:d="M8798 10607c0 2541-4396 848-4396 3386" svg:viewBox="0 0 4397 3387">
          <text:p/>
        </draw:connector>
        <draw:connector draw:style-name="gr3" draw:text-style-name="P4" draw:layer="layout" draw:type="curve" svg:x1="3.2cm" svg:y1="13.7cm" svg:x2="8.798cm" svg:y2="9.193cm" draw:start-shape="id5" draw:start-glue-point="4" draw:end-shape="id3" draw:end-glue-point="5" svg:d="M3200 13700c0-7951 5598-5698 5598-4507" svg:viewBox="0 0 5599 5738">
          <text:p/>
        </draw:connector>
        <draw:g>
          <draw:line draw:style-name="gr4" draw:text-style-name="P4" draw:layer="layout" svg:x1="4.282cm" svg:y1="8.921cm" svg:x2="6.882cm" svg:y2="8.921cm">
            <text:p/>
          </draw:line>
          <draw:frame draw:style-name="gr5" draw:text-style-name="P5" draw:layer="layout" svg:width="3.618cm" svg:height="0.721cm" svg:x="3.782cm" svg:y="8.2cm">
            <draw:text-box>
              <text:p text:style-name="P1"><text:span text:style-name="T1">timeout</text:span></text:p>
            </draw:text-box>
          </draw:frame>
          <draw:frame draw:style-name="gr5" draw:text-style-name="P5" draw:layer="layout" svg:width="4.2cm" svg:height="0.721cm" svg:x="3.4cm" svg:y="8.885cm">
            <draw:text-box>
              <text:p text:style-name="P1"><text:span text:style-name="T1">start socket</text:span></text:p>
            </draw:text-box>
          </draw:frame>
        </draw:g>
        <draw:g>
          <draw:line draw:style-name="gr4" draw:text-style-name="P4" draw:layer="layout" svg:x1="5.382cm" svg:y1="15.421cm" svg:x2="7.982cm" svg:y2="15.421cm">
            <text:p/>
          </draw:line>
          <draw:frame draw:style-name="gr5" draw:text-style-name="P5" draw:layer="layout" svg:width="3.618cm" svg:height="0.721cm" svg:x="4.882cm" svg:y="14.7cm">
            <draw:text-box>
              <text:p text:style-name="P1"><text:span text:style-name="T1">disconnected</text:span></text:p>
            </draw:text-box>
          </draw:frame>
          <draw:frame draw:style-name="gr5" draw:text-style-name="P5" draw:layer="layout" svg:width="4.2cm" svg:height="0.721cm" svg:x="4.5cm" svg:y="15.385cm">
            <draw:text-box>
              <text:p text:style-name="P1"><text:span text:style-name="T1">start timer</text:span></text:p>
            </draw:text-box>
          </draw:frame>
        </draw:g>
        <draw:connector draw:style-name="gr3" draw:text-style-name="P4" draw:layer="layout" draw:type="curve" draw:line-skew="3.047cm" svg:x1="11.7cm" svg:y1="9.9cm" svg:x2="11.7cm" svg:y2="5.8cm" draw:start-shape="id3" draw:start-glue-point="10" draw:end-shape="id2" svg:d="M11700 9900c5323 0 5323-4100 0-4100" svg:viewBox="0 0 3993 4101">
          <text:p/>
        </draw:connector>
        <draw:g>
          <draw:line draw:style-name="gr4" draw:text-style-name="P4" draw:layer="layout" svg:x1="16.082cm" svg:y1="14.615cm" svg:x2="18.682cm" svg:y2="14.615cm">
            <text:p/>
          </draw:line>
          <draw:frame draw:style-name="gr5" draw:text-style-name="P5" draw:layer="layout" svg:width="3.618cm" svg:height="0.721cm" svg:x="15.582cm" svg:y="13.894cm">
            <draw:text-box>
              <text:p text:style-name="P1"><text:span text:style-name="T1">MSG_WIFI_KO</text:span></text:p>
            </draw:text-box>
          </draw:frame>
          <draw:frame draw:style-name="gr5" draw:text-style-name="P5" draw:layer="layout" svg:width="4.2cm" svg:height="0.721cm" svg:x="15.2cm" svg:y="14.579cm">
            <draw:text-box>
              <text:p text:style-name="P1"><text:span text:style-name="T1"><text:s/></text:span></text:p>
            </draw:text-box>
          </draw:frame>
        </draw:g>
        <draw:connector draw:style-name="gr3" draw:text-style-name="P4" draw:layer="layout" draw:type="curve" draw:line-skew="5.347cm" svg:x1="11.7cm" svg:y1="14.7cm" svg:x2="11.7cm" svg:y2="5.8cm" draw:start-shape="id4" draw:start-glue-point="10" draw:end-shape="id2" draw:end-glue-point="10" svg:d="M11700 14700c8773 0 8773-8900 0-8900" svg:viewBox="0 0 6581 8901">
          <text:p/>
        </draw:connector>
        <draw:g>
          <draw:line draw:style-name="gr4" draw:text-style-name="P4" draw:layer="layout" svg:x1="14.582cm" svg:y1="10.015cm" svg:x2="17.182cm" svg:y2="10.015cm">
            <text:p/>
          </draw:line>
          <draw:frame draw:style-name="gr5" draw:text-style-name="P5" draw:layer="layout" svg:width="3.618cm" svg:height="0.721cm" svg:x="14.082cm" svg:y="9.294cm">
            <draw:text-box>
              <text:p text:style-name="P1"><text:span text:style-name="T1">MSG_WIFI_KO</text:span></text:p>
            </draw:text-box>
          </draw:frame>
          <draw:frame draw:style-name="gr5" draw:text-style-name="P5" draw:layer="layout" svg:width="4.2cm" svg:height="0.721cm" svg:x="13.7cm" svg:y="9.979cm">
            <draw:text-box>
              <text:p text:style-name="P1"><text:span text:style-name="T1"><text:s/></text:span></text:p>
            </draw:text-box>
          </draw:frame>
        </draw:g>
        <draw:connector draw:style-name="gr3" draw:text-style-name="P4" draw:layer="layout" draw:type="curve" svg:x1="1.998cm" svg:y1="13.993cm" svg:x2="8.3cm" svg:y2="5.8cm" draw:start-shape="id5" draw:start-glue-point="5" draw:end-shape="id2" draw:end-glue-point="6" svg:d="M1998 13993c0-5462 2100-8193 6302-8193" svg:viewBox="0 0 6303 8194">
          <text:p/>
        </draw:connector>
        <draw:g>
          <draw:line draw:style-name="gr4" draw:text-style-name="P4" draw:layer="layout" svg:x1="3.482cm" svg:y1="5.815cm" svg:x2="6.082cm" svg:y2="5.815cm">
            <text:p/>
          </draw:line>
          <draw:frame draw:style-name="gr5" draw:text-style-name="P5" draw:layer="layout" svg:width="3.618cm" svg:height="0.721cm" svg:x="2.982cm" svg:y="5.094cm">
            <draw:text-box>
              <text:p text:style-name="P1"><text:span text:style-name="T1">MSG_WIFI_KO</text:span></text:p>
            </draw:text-box>
          </draw:frame>
          <draw:frame draw:style-name="gr5" draw:text-style-name="P5" draw:layer="layout" svg:width="4.2cm" svg:height="0.721cm" svg:x="2.6cm" svg:y="5.779cm">
            <draw:text-box>
              <text:p text:style-name="P1"><text:span text:style-name="T1"><text:s/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2:30:09.198563000</meta:creation-date>
    <dc:date>2015-12-27T12:59:25.122152000</dc:date>
    <meta:editing-duration>PT15M31S</meta:editing-duration>
    <meta:editing-cycles>12</meta:editing-cycles>
    <meta:generator>LibreOffice/5.0.3.2$MacOSX_X86_64 LibreOffice_project/e5f16313668ac592c1bfb310f4390624e3dbfb75</meta:generator>
    <meta:document-statistic meta:object-count="70"/>
  </office:meta>
</office:document-meta>
</file>